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Instances" table:style-name="ta1">
        <table:table-row>
          <table:table-cell/>
          <table:table-cell office:value-type="string">
            <text:p>coomsuite-0.1/clingo</text:p>
          </table:table-cell>
          <table:table-cell/>
          <table:table-cell office:value-type="string">
            <text:p>coomsuite-0.1/flingo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/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>
          <table:table-cell office:value-type="string">
            <text:p>./citybike-n10</text:p>
          </table:table-cell>
          <table:table-cell office:value-type="float" office:value="0.6" table:style-name="cellBest">
            <text:p>0.6</text:p>
          </table:table-cell>
          <table:table-cell office:value-type="float" office:value="0.0">
            <text:p>0.0</text:p>
          </table:table-cell>
          <table:table-cell office:value-type="float" office:value="2.62">
            <text:p>2.62</text:p>
          </table:table-cell>
          <table:table-cell office:value-type="float" office:value="0.0">
            <text:p>0.0</text:p>
          </table:table-cell>
          <table:table-cell table:formula="of:=MIN([.$B3];[.$D3])"/>
          <table:table-cell table:formula="of:=MIN([.$C3];[.$E3])"/>
          <table:table-cell table:formula="of:=MEDIAN([.$B3];[.$D3])"/>
          <table:table-cell table:formula="of:=MEDIAN([.$C3];[.$E3])"/>
          <table:table-cell table:formula="of:=MAX([.$B3];[.$D3])"/>
          <table:table-cell table:formula="of:=MAX([.$C3];[.$E3])"/>
        </table:table-row>
        <table:table-row>
          <table:table-cell office:value-type="string">
            <text:p>./citybike-n100</text:p>
          </table:table-cell>
          <table:table-cell office:value-type="float" office:value="8.24" table:style-name="cellBest">
            <text:p>8.24</text:p>
          </table:table-cell>
          <table:table-cell office:value-type="float" office:value="0.0">
            <text:p>0.0</text:p>
          </table:table-cell>
          <table:table-cell office:value-type="float" office:value="28.7" table:style-name="cellWorst">
            <text:p>28.7</text:p>
          </table:table-cell>
          <table:table-cell office:value-type="float" office:value="0.0">
            <text:p>0.0</text:p>
          </table:table-cell>
          <table:table-cell table:formula="of:=MIN([.$B4];[.$D4])"/>
          <table:table-cell table:formula="of:=MIN([.$C4];[.$E4])"/>
          <table:table-cell table:formula="of:=MEDIAN([.$B4];[.$D4])"/>
          <table:table-cell table:formula="of:=MEDIAN([.$C4];[.$E4])"/>
          <table:table-cell table:formula="of:=MAX([.$B4];[.$D4])"/>
          <table:table-cell table:formula="of:=MAX([.$C4];[.$E4])"/>
        </table:table-row>
        <table:table-row>
          <table:table-cell office:value-type="string">
            <text:p>./citybike-n110</text:p>
          </table:table-cell>
          <table:table-cell office:value-type="float" office:value="12.95" table:style-name="cellBest">
            <text:p>12.95</text:p>
          </table:table-cell>
          <table:table-cell office:value-type="float" office:value="0.0">
            <text:p>0.0</text:p>
          </table:table-cell>
          <table:table-cell office:value-type="float" office:value="36.4" table:style-name="cellWorst">
            <text:p>36.4</text:p>
          </table:table-cell>
          <table:table-cell office:value-type="float" office:value="0.0">
            <text:p>0.0</text:p>
          </table:table-cell>
          <table:table-cell table:formula="of:=MIN([.$B5];[.$D5])"/>
          <table:table-cell table:formula="of:=MIN([.$C5];[.$E5])"/>
          <table:table-cell table:formula="of:=MEDIAN([.$B5];[.$D5])"/>
          <table:table-cell table:formula="of:=MEDIAN([.$C5];[.$E5])"/>
          <table:table-cell table:formula="of:=MAX([.$B5];[.$D5])"/>
          <table:table-cell table:formula="of:=MAX([.$C5];[.$E5])"/>
        </table:table-row>
        <table:table-row>
          <table:table-cell office:value-type="string">
            <text:p>./citybike-n120</text:p>
          </table:table-cell>
          <table:table-cell office:value-type="float" office:value="13.55" table:style-name="cellBest">
            <text:p>13.55</text:p>
          </table:table-cell>
          <table:table-cell office:value-type="float" office:value="0.0">
            <text:p>0.0</text:p>
          </table:table-cell>
          <table:table-cell office:value-type="float" office:value="46.66" table:style-name="cellWorst">
            <text:p>46.66</text:p>
          </table:table-cell>
          <table:table-cell office:value-type="float" office:value="0.0">
            <text:p>0.0</text:p>
          </table:table-cell>
          <table:table-cell table:formula="of:=MIN([.$B6];[.$D6])"/>
          <table:table-cell table:formula="of:=MIN([.$C6];[.$E6])"/>
          <table:table-cell table:formula="of:=MEDIAN([.$B6];[.$D6])"/>
          <table:table-cell table:formula="of:=MEDIAN([.$C6];[.$E6])"/>
          <table:table-cell table:formula="of:=MAX([.$B6];[.$D6])"/>
          <table:table-cell table:formula="of:=MAX([.$C6];[.$E6])"/>
        </table:table-row>
        <table:table-row>
          <table:table-cell office:value-type="string">
            <text:p>./citybike-n130</text:p>
          </table:table-cell>
          <table:table-cell office:value-type="float" office:value="15.08" table:style-name="cellBest">
            <text:p>15.08</text:p>
          </table:table-cell>
          <table:table-cell office:value-type="float" office:value="0.0">
            <text:p>0.0</text:p>
          </table:table-cell>
          <table:table-cell office:value-type="float" office:value="45.55" table:style-name="cellWorst">
            <text:p>45.55</text:p>
          </table:table-cell>
          <table:table-cell office:value-type="float" office:value="0.0">
            <text:p>0.0</text:p>
          </table:table-cell>
          <table:table-cell table:formula="of:=MIN([.$B7];[.$D7])"/>
          <table:table-cell table:formula="of:=MIN([.$C7];[.$E7])"/>
          <table:table-cell table:formula="of:=MEDIAN([.$B7];[.$D7])"/>
          <table:table-cell table:formula="of:=MEDIAN([.$C7];[.$E7])"/>
          <table:table-cell table:formula="of:=MAX([.$B7];[.$D7])"/>
          <table:table-cell table:formula="of:=MAX([.$C7];[.$E7])"/>
        </table:table-row>
        <table:table-row>
          <table:table-cell office:value-type="string">
            <text:p>./citybike-n140</text:p>
          </table:table-cell>
          <table:table-cell office:value-type="float" office:value="18.28" table:style-name="cellBest">
            <text:p>18.28</text:p>
          </table:table-cell>
          <table:table-cell office:value-type="float" office:value="0.0">
            <text:p>0.0</text:p>
          </table:table-cell>
          <table:table-cell office:value-type="float" office:value="49.11" table:style-name="cellWorst">
            <text:p>49.11</text:p>
          </table:table-cell>
          <table:table-cell office:value-type="float" office:value="0.0">
            <text:p>0.0</text:p>
          </table:table-cell>
          <table:table-cell table:formula="of:=MIN([.$B8];[.$D8])"/>
          <table:table-cell table:formula="of:=MIN([.$C8];[.$E8])"/>
          <table:table-cell table:formula="of:=MEDIAN([.$B8];[.$D8])"/>
          <table:table-cell table:formula="of:=MEDIAN([.$C8];[.$E8])"/>
          <table:table-cell table:formula="of:=MAX([.$B8];[.$D8])"/>
          <table:table-cell table:formula="of:=MAX([.$C8];[.$E8])"/>
        </table:table-row>
        <table:table-row>
          <table:table-cell office:value-type="string">
            <text:p>./citybike-n150</text:p>
          </table:table-cell>
          <table:table-cell office:value-type="float" office:value="17.68" table:style-name="cellBest">
            <text:p>17.68</text:p>
          </table:table-cell>
          <table:table-cell office:value-type="float" office:value="0.0" table:style-name="cellBest">
            <text:p>0.0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table:formula="of:=MIN([.$B9];[.$D9])"/>
          <table:table-cell table:formula="of:=MIN([.$C9];[.$E9])"/>
          <table:table-cell table:formula="of:=MEDIAN([.$B9];[.$D9])"/>
          <table:table-cell table:formula="of:=MEDIAN([.$C9];[.$E9])"/>
          <table:table-cell table:formula="of:=MAX([.$B9];[.$D9])"/>
          <table:table-cell table:formula="of:=MAX([.$C9];[.$E9])"/>
        </table:table-row>
        <table:table-row>
          <table:table-cell office:value-type="string">
            <text:p>./citybike-n20</text:p>
          </table:table-cell>
          <table:table-cell office:value-type="float" office:value="0.77" table:style-name="cellBest">
            <text:p>0.77</text:p>
          </table:table-cell>
          <table:table-cell office:value-type="float" office:value="0.0">
            <text:p>0.0</text:p>
          </table:table-cell>
          <table:table-cell office:value-type="float" office:value="5.35" table:style-name="cellWorst">
            <text:p>5.35</text:p>
          </table:table-cell>
          <table:table-cell office:value-type="float" office:value="0.0">
            <text:p>0.0</text:p>
          </table:table-cell>
          <table:table-cell table:formula="of:=MIN([.$B10];[.$D10])"/>
          <table:table-cell table:formula="of:=MIN([.$C10];[.$E10])"/>
          <table:table-cell table:formula="of:=MEDIAN([.$B10];[.$D10])"/>
          <table:table-cell table:formula="of:=MEDIAN([.$C10];[.$E10])"/>
          <table:table-cell table:formula="of:=MAX([.$B10];[.$D10])"/>
          <table:table-cell table:formula="of:=MAX([.$C10];[.$E10])"/>
        </table:table-row>
        <table:table-row>
          <table:table-cell office:value-type="string">
            <text:p>./citybike-n30</text:p>
          </table:table-cell>
          <table:table-cell office:value-type="float" office:value="1.45" table:style-name="cellBest">
            <text:p>1.45</text:p>
          </table:table-cell>
          <table:table-cell office:value-type="float" office:value="0.0">
            <text:p>0.0</text:p>
          </table:table-cell>
          <table:table-cell office:value-type="float" office:value="6.12" table:style-name="cellWorst">
            <text:p>6.12</text:p>
          </table:table-cell>
          <table:table-cell office:value-type="float" office:value="0.0">
            <text:p>0.0</text:p>
          </table:table-cell>
          <table:table-cell table:formula="of:=MIN([.$B11];[.$D11])"/>
          <table:table-cell table:formula="of:=MIN([.$C11];[.$E11])"/>
          <table:table-cell table:formula="of:=MEDIAN([.$B11];[.$D11])"/>
          <table:table-cell table:formula="of:=MEDIAN([.$C11];[.$E11])"/>
          <table:table-cell table:formula="of:=MAX([.$B11];[.$D11])"/>
          <table:table-cell table:formula="of:=MAX([.$C11];[.$E11])"/>
        </table:table-row>
        <table:table-row>
          <table:table-cell office:value-type="string">
            <text:p>./citybike-n40</text:p>
          </table:table-cell>
          <table:table-cell office:value-type="float" office:value="2.75" table:style-name="cellBest">
            <text:p>2.75</text:p>
          </table:table-cell>
          <table:table-cell office:value-type="float" office:value="0.0">
            <text:p>0.0</text:p>
          </table:table-cell>
          <table:table-cell office:value-type="float" office:value="7.53" table:style-name="cellWorst">
            <text:p>7.53</text:p>
          </table:table-cell>
          <table:table-cell office:value-type="float" office:value="0.0">
            <text:p>0.0</text:p>
          </table:table-cell>
          <table:table-cell table:formula="of:=MIN([.$B12];[.$D12])"/>
          <table:table-cell table:formula="of:=MIN([.$C12];[.$E12])"/>
          <table:table-cell table:formula="of:=MEDIAN([.$B12];[.$D12])"/>
          <table:table-cell table:formula="of:=MEDIAN([.$C12];[.$E12])"/>
          <table:table-cell table:formula="of:=MAX([.$B12];[.$D12])"/>
          <table:table-cell table:formula="of:=MAX([.$C12];[.$E12])"/>
        </table:table-row>
        <table:table-row>
          <table:table-cell office:value-type="string">
            <text:p>./citybike-n50</text:p>
          </table:table-cell>
          <table:table-cell office:value-type="float" office:value="2.85" table:style-name="cellBest">
            <text:p>2.85</text:p>
          </table:table-cell>
          <table:table-cell office:value-type="float" office:value="0.0">
            <text:p>0.0</text:p>
          </table:table-cell>
          <table:table-cell office:value-type="float" office:value="12.46" table:style-name="cellWorst">
            <text:p>12.46</text:p>
          </table:table-cell>
          <table:table-cell office:value-type="float" office:value="0.0">
            <text:p>0.0</text:p>
          </table:table-cell>
          <table:table-cell table:formula="of:=MIN([.$B13];[.$D13])"/>
          <table:table-cell table:formula="of:=MIN([.$C13];[.$E13])"/>
          <table:table-cell table:formula="of:=MEDIAN([.$B13];[.$D13])"/>
          <table:table-cell table:formula="of:=MEDIAN([.$C13];[.$E13])"/>
          <table:table-cell table:formula="of:=MAX([.$B13];[.$D13])"/>
          <table:table-cell table:formula="of:=MAX([.$C13];[.$E13])"/>
        </table:table-row>
        <table:table-row>
          <table:table-cell office:value-type="string">
            <text:p>./citybike-n60</text:p>
          </table:table-cell>
          <table:table-cell office:value-type="float" office:value="5.26" table:style-name="cellBest">
            <text:p>5.26</text:p>
          </table:table-cell>
          <table:table-cell office:value-type="float" office:value="0.0">
            <text:p>0.0</text:p>
          </table:table-cell>
          <table:table-cell office:value-type="float" office:value="16.44" table:style-name="cellWorst">
            <text:p>16.44</text:p>
          </table:table-cell>
          <table:table-cell office:value-type="float" office:value="0.0">
            <text:p>0.0</text:p>
          </table:table-cell>
          <table:table-cell table:formula="of:=MIN([.$B14];[.$D14])"/>
          <table:table-cell table:formula="of:=MIN([.$C14];[.$E14])"/>
          <table:table-cell table:formula="of:=MEDIAN([.$B14];[.$D14])"/>
          <table:table-cell table:formula="of:=MEDIAN([.$C14];[.$E14])"/>
          <table:table-cell table:formula="of:=MAX([.$B14];[.$D14])"/>
          <table:table-cell table:formula="of:=MAX([.$C14];[.$E14])"/>
        </table:table-row>
        <table:table-row>
          <table:table-cell office:value-type="string">
            <text:p>./citybike-n70</text:p>
          </table:table-cell>
          <table:table-cell office:value-type="float" office:value="3.66" table:style-name="cellBest">
            <text:p>3.66</text:p>
          </table:table-cell>
          <table:table-cell office:value-type="float" office:value="0.0">
            <text:p>0.0</text:p>
          </table:table-cell>
          <table:table-cell office:value-type="float" office:value="21.66" table:style-name="cellWorst">
            <text:p>21.66</text:p>
          </table:table-cell>
          <table:table-cell office:value-type="float" office:value="0.0">
            <text:p>0.0</text:p>
          </table:table-cell>
          <table:table-cell table:formula="of:=MIN([.$B15];[.$D15])"/>
          <table:table-cell table:formula="of:=MIN([.$C15];[.$E15])"/>
          <table:table-cell table:formula="of:=MEDIAN([.$B15];[.$D15])"/>
          <table:table-cell table:formula="of:=MEDIAN([.$C15];[.$E15])"/>
          <table:table-cell table:formula="of:=MAX([.$B15];[.$D15])"/>
          <table:table-cell table:formula="of:=MAX([.$C15];[.$E15])"/>
        </table:table-row>
        <table:table-row>
          <table:table-cell office:value-type="string">
            <text:p>./citybike-n80</text:p>
          </table:table-cell>
          <table:table-cell office:value-type="float" office:value="5.37" table:style-name="cellBest">
            <text:p>5.37</text:p>
          </table:table-cell>
          <table:table-cell office:value-type="float" office:value="0.0">
            <text:p>0.0</text:p>
          </table:table-cell>
          <table:table-cell office:value-type="float" office:value="19.1" table:style-name="cellWorst">
            <text:p>19.1</text:p>
          </table:table-cell>
          <table:table-cell office:value-type="float" office:value="0.0">
            <text:p>0.0</text:p>
          </table:table-cell>
          <table:table-cell table:formula="of:=MIN([.$B16];[.$D16])"/>
          <table:table-cell table:formula="of:=MIN([.$C16];[.$E16])"/>
          <table:table-cell table:formula="of:=MEDIAN([.$B16];[.$D16])"/>
          <table:table-cell table:formula="of:=MEDIAN([.$C16];[.$E16])"/>
          <table:table-cell table:formula="of:=MAX([.$B16];[.$D16])"/>
          <table:table-cell table:formula="of:=MAX([.$C16];[.$E16])"/>
        </table:table-row>
        <table:table-row>
          <table:table-cell office:value-type="string">
            <text:p>./citybike-n90</text:p>
          </table:table-cell>
          <table:table-cell office:value-type="float" office:value="8.03" table:style-name="cellBest">
            <text:p>8.03</text:p>
          </table:table-cell>
          <table:table-cell office:value-type="float" office:value="0.0">
            <text:p>0.0</text:p>
          </table:table-cell>
          <table:table-cell office:value-type="float" office:value="23.96" table:style-name="cellWorst">
            <text:p>23.96</text:p>
          </table:table-cell>
          <table:table-cell office:value-type="float" office:value="0.0">
            <text:p>0.0</text:p>
          </table:table-cell>
          <table:table-cell table:formula="of:=MIN([.$B17];[.$D17])"/>
          <table:table-cell table:formula="of:=MIN([.$C17];[.$E17])"/>
          <table:table-cell table:formula="of:=MEDIAN([.$B17];[.$D17])"/>
          <table:table-cell table:formula="of:=MEDIAN([.$C17];[.$E17])"/>
          <table:table-cell table:formula="of:=MAX([.$B17];[.$D17])"/>
          <table:table-cell table:formula="of:=MAX([.$C17];[.$E17])"/>
        </table:table-row>
        <table:table-row>
          <table:table-cell office:value-type="string">
            <text:p>./restaurant1000_20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18];[.$D18])"/>
          <table:table-cell table:formula="of:=MIN([.$C18];[.$E18])"/>
          <table:table-cell table:formula="of:=MEDIAN([.$B18];[.$D18])"/>
          <table:table-cell table:formula="of:=MEDIAN([.$C18];[.$E18])"/>
          <table:table-cell table:formula="of:=MAX([.$B18];[.$D18])"/>
          <table:table-cell table:formula="of:=MAX([.$C18];[.$E18])"/>
        </table:table-row>
        <table:table-row>
          <table:table-cell office:value-type="string">
            <text:p>./restaurant1000_40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19];[.$D19])"/>
          <table:table-cell table:formula="of:=MIN([.$C19];[.$E19])"/>
          <table:table-cell table:formula="of:=MEDIAN([.$B19];[.$D19])"/>
          <table:table-cell table:formula="of:=MEDIAN([.$C19];[.$E19])"/>
          <table:table-cell table:formula="of:=MAX([.$B19];[.$D19])"/>
          <table:table-cell table:formula="of:=MAX([.$C19];[.$E19])"/>
        </table:table-row>
        <table:table-row>
          <table:table-cell office:value-type="string">
            <text:p>./restaurant1000_60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20];[.$D20])"/>
          <table:table-cell table:formula="of:=MIN([.$C20];[.$E20])"/>
          <table:table-cell table:formula="of:=MEDIAN([.$B20];[.$D20])"/>
          <table:table-cell table:formula="of:=MEDIAN([.$C20];[.$E20])"/>
          <table:table-cell table:formula="of:=MAX([.$B20];[.$D20])"/>
          <table:table-cell table:formula="of:=MAX([.$C20];[.$E20])"/>
        </table:table-row>
        <table:table-row>
          <table:table-cell office:value-type="string">
            <text:p>./restaurant100_200</text:p>
          </table:table-cell>
          <table:table-cell office:value-type="float" office:value="2.27" table:style-name="cellBest">
            <text:p>2.27</text:p>
          </table:table-cell>
          <table:table-cell office:value-type="float" office:value="0.0">
            <text:p>0.0</text:p>
          </table:table-cell>
          <table:table-cell office:value-type="float" office:value="6.04">
            <text:p>6.04</text:p>
          </table:table-cell>
          <table:table-cell office:value-type="float" office:value="0.0">
            <text:p>0.0</text:p>
          </table:table-cell>
          <table:table-cell table:formula="of:=MIN([.$B21];[.$D21])"/>
          <table:table-cell table:formula="of:=MIN([.$C21];[.$E21])"/>
          <table:table-cell table:formula="of:=MEDIAN([.$B21];[.$D21])"/>
          <table:table-cell table:formula="of:=MEDIAN([.$C21];[.$E21])"/>
          <table:table-cell table:formula="of:=MAX([.$B21];[.$D21])"/>
          <table:table-cell table:formula="of:=MAX([.$C21];[.$E21])"/>
        </table:table-row>
        <table:table-row>
          <table:table-cell office:value-type="string">
            <text:p>./restaurant100_400</text:p>
          </table:table-cell>
          <table:table-cell office:value-type="float" office:value="2.15" table:style-name="cellBest">
            <text:p>2.15</text:p>
          </table:table-cell>
          <table:table-cell office:value-type="float" office:value="0.0">
            <text:p>0.0</text:p>
          </table:table-cell>
          <table:table-cell office:value-type="float" office:value="5.63">
            <text:p>5.63</text:p>
          </table:table-cell>
          <table:table-cell office:value-type="float" office:value="0.0">
            <text:p>0.0</text:p>
          </table:table-cell>
          <table:table-cell table:formula="of:=MIN([.$B22];[.$D22])"/>
          <table:table-cell table:formula="of:=MIN([.$C22];[.$E22])"/>
          <table:table-cell table:formula="of:=MEDIAN([.$B22];[.$D22])"/>
          <table:table-cell table:formula="of:=MEDIAN([.$C22];[.$E22])"/>
          <table:table-cell table:formula="of:=MAX([.$B22];[.$D22])"/>
          <table:table-cell table:formula="of:=MAX([.$C22];[.$E22])"/>
        </table:table-row>
        <table:table-row>
          <table:table-cell office:value-type="string">
            <text:p>./restaurant100_600</text:p>
          </table:table-cell>
          <table:table-cell office:value-type="float" office:value="2.35">
            <text:p>2.35</text:p>
          </table:table-cell>
          <table:table-cell office:value-type="float" office:value="0.0">
            <text:p>0.0</text:p>
          </table:table-cell>
          <table:table-cell office:value-type="float" office:value="2.29">
            <text:p>2.29</text:p>
          </table:table-cell>
          <table:table-cell office:value-type="float" office:value="0.0">
            <text:p>0.0</text:p>
          </table:table-cell>
          <table:table-cell table:formula="of:=MIN([.$B23];[.$D23])"/>
          <table:table-cell table:formula="of:=MIN([.$C23];[.$E23])"/>
          <table:table-cell table:formula="of:=MEDIAN([.$B23];[.$D23])"/>
          <table:table-cell table:formula="of:=MEDIAN([.$C23];[.$E23])"/>
          <table:table-cell table:formula="of:=MAX([.$B23];[.$D23])"/>
          <table:table-cell table:formula="of:=MAX([.$C23];[.$E23])"/>
        </table:table-row>
        <table:table-row>
          <table:table-cell office:value-type="string">
            <text:p>./restaurant1500_30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24];[.$D24])"/>
          <table:table-cell table:formula="of:=MIN([.$C24];[.$E24])"/>
          <table:table-cell table:formula="of:=MEDIAN([.$B24];[.$D24])"/>
          <table:table-cell table:formula="of:=MEDIAN([.$C24];[.$E24])"/>
          <table:table-cell table:formula="of:=MAX([.$B24];[.$D24])"/>
          <table:table-cell table:formula="of:=MAX([.$C24];[.$E24])"/>
        </table:table-row>
        <table:table-row>
          <table:table-cell office:value-type="string">
            <text:p>./restaurant1500_60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25];[.$D25])"/>
          <table:table-cell table:formula="of:=MIN([.$C25];[.$E25])"/>
          <table:table-cell table:formula="of:=MEDIAN([.$B25];[.$D25])"/>
          <table:table-cell table:formula="of:=MEDIAN([.$C25];[.$E25])"/>
          <table:table-cell table:formula="of:=MAX([.$B25];[.$D25])"/>
          <table:table-cell table:formula="of:=MAX([.$C25];[.$E25])"/>
        </table:table-row>
        <table:table-row>
          <table:table-cell office:value-type="string">
            <text:p>./restaurant1500_90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26];[.$D26])"/>
          <table:table-cell table:formula="of:=MIN([.$C26];[.$E26])"/>
          <table:table-cell table:formula="of:=MEDIAN([.$B26];[.$D26])"/>
          <table:table-cell table:formula="of:=MEDIAN([.$C26];[.$E26])"/>
          <table:table-cell table:formula="of:=MAX([.$B26];[.$D26])"/>
          <table:table-cell table:formula="of:=MAX([.$C26];[.$E26])"/>
        </table:table-row>
        <table:table-row>
          <table:table-cell office:value-type="string">
            <text:p>./restaurant2000_120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27];[.$D27])"/>
          <table:table-cell table:formula="of:=MIN([.$C27];[.$E27])"/>
          <table:table-cell table:formula="of:=MEDIAN([.$B27];[.$D27])"/>
          <table:table-cell table:formula="of:=MEDIAN([.$C27];[.$E27])"/>
          <table:table-cell table:formula="of:=MAX([.$B27];[.$D27])"/>
          <table:table-cell table:formula="of:=MAX([.$C27];[.$E27])"/>
        </table:table-row>
        <table:table-row>
          <table:table-cell office:value-type="string">
            <text:p>./restaurant2000_40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28];[.$D28])"/>
          <table:table-cell table:formula="of:=MIN([.$C28];[.$E28])"/>
          <table:table-cell table:formula="of:=MEDIAN([.$B28];[.$D28])"/>
          <table:table-cell table:formula="of:=MEDIAN([.$C28];[.$E28])"/>
          <table:table-cell table:formula="of:=MAX([.$B28];[.$D28])"/>
          <table:table-cell table:formula="of:=MAX([.$C28];[.$E28])"/>
        </table:table-row>
        <table:table-row>
          <table:table-cell office:value-type="string">
            <text:p>./restaurant2000_800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table:formula="of:=MIN([.$B29];[.$D29])"/>
          <table:table-cell table:formula="of:=MIN([.$C29];[.$E29])"/>
          <table:table-cell table:formula="of:=MEDIAN([.$B29];[.$D29])"/>
          <table:table-cell table:formula="of:=MEDIAN([.$C29];[.$E29])"/>
          <table:table-cell table:formula="of:=MAX([.$B29];[.$D29])"/>
          <table:table-cell table:formula="of:=MAX([.$C29];[.$E29])"/>
        </table:table-row>
        <table:table-row>
          <table:table-cell office:value-type="string">
            <text:p>./restaurant500_1000</text:p>
          </table:table-cell>
          <table:table-cell office:value-type="float" office:value="47.7" table:style-name="cellBest">
            <text:p>47.7</text:p>
          </table:table-cell>
          <table:table-cell office:value-type="float" office:value="0.0" table:style-name="cellBest">
            <text:p>0.0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table:formula="of:=MIN([.$B30];[.$D30])"/>
          <table:table-cell table:formula="of:=MIN([.$C30];[.$E30])"/>
          <table:table-cell table:formula="of:=MEDIAN([.$B30];[.$D30])"/>
          <table:table-cell table:formula="of:=MEDIAN([.$C30];[.$E30])"/>
          <table:table-cell table:formula="of:=MAX([.$B30];[.$D30])"/>
          <table:table-cell table:formula="of:=MAX([.$C30];[.$E30])"/>
        </table:table-row>
        <table:table-row>
          <table:table-cell office:value-type="string">
            <text:p>./restaurant500_2000</text:p>
          </table:table-cell>
          <table:table-cell office:value-type="float" office:value="39.99" table:style-name="cellBest">
            <text:p>39.99</text:p>
          </table:table-cell>
          <table:table-cell office:value-type="float" office:value="0.0" table:style-name="cellBest">
            <text:p>0.0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table:formula="of:=MIN([.$B31];[.$D31])"/>
          <table:table-cell table:formula="of:=MIN([.$C31];[.$E31])"/>
          <table:table-cell table:formula="of:=MEDIAN([.$B31];[.$D31])"/>
          <table:table-cell table:formula="of:=MEDIAN([.$C31];[.$E31])"/>
          <table:table-cell table:formula="of:=MAX([.$B31];[.$D31])"/>
          <table:table-cell table:formula="of:=MAX([.$C31];[.$E31])"/>
        </table:table-row>
        <table:table-row>
          <table:table-cell office:value-type="string">
            <text:p>./restaurant500_3000</text:p>
          </table:table-cell>
          <table:table-cell office:value-type="float" office:value="40.55">
            <text:p>40.55</text:p>
          </table:table-cell>
          <table:table-cell office:value-type="float" office:value="0.0">
            <text:p>0.0</text:p>
          </table:table-cell>
          <table:table-cell office:value-type="float" office:value="42.18">
            <text:p>42.18</text:p>
          </table:table-cell>
          <table:table-cell office:value-type="float" office:value="0.0">
            <text:p>0.0</text:p>
          </table:table-cell>
          <table:table-cell table:formula="of:=MIN([.$B32];[.$D32])"/>
          <table:table-cell table:formula="of:=MIN([.$C32];[.$E32])"/>
          <table:table-cell table:formula="of:=MEDIAN([.$B32];[.$D32])"/>
          <table:table-cell table:formula="of:=MEDIAN([.$C32];[.$E32])"/>
          <table:table-cell table:formula="of:=MAX([.$B32];[.$D32])"/>
          <table:table-cell table:formula="of:=MAX([.$C32];[.$E32])"/>
        </table:table-row>
        <table:table-row>
          <table:table-cell office:value-type="string">
            <text:p>./travelbike1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0.86" table:style-name="cellBest">
            <text:p>0.86</text:p>
          </table:table-cell>
          <table:table-cell office:value-type="float" office:value="0.0" table:style-name="cellBest">
            <text:p>0.0</text:p>
          </table:table-cell>
          <table:table-cell table:formula="of:=MIN([.$B33];[.$D33])"/>
          <table:table-cell table:formula="of:=MIN([.$C33];[.$E33])"/>
          <table:table-cell table:formula="of:=MEDIAN([.$B33];[.$D33])"/>
          <table:table-cell table:formula="of:=MEDIAN([.$C33];[.$E33])"/>
          <table:table-cell table:formula="of:=MAX([.$B33];[.$D33])"/>
          <table:table-cell table:formula="of:=MAX([.$C33];[.$E33])"/>
        </table:table-row>
        <table:table-row>
          <table:table-cell office:value-type="string">
            <text:p>./travelbike10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5.43" table:style-name="cellBest">
            <text:p>5.43</text:p>
          </table:table-cell>
          <table:table-cell office:value-type="float" office:value="0.0" table:style-name="cellBest">
            <text:p>0.0</text:p>
          </table:table-cell>
          <table:table-cell table:formula="of:=MIN([.$B34];[.$D34])"/>
          <table:table-cell table:formula="of:=MIN([.$C34];[.$E34])"/>
          <table:table-cell table:formula="of:=MEDIAN([.$B34];[.$D34])"/>
          <table:table-cell table:formula="of:=MEDIAN([.$C34];[.$E34])"/>
          <table:table-cell table:formula="of:=MAX([.$B34];[.$D34])"/>
          <table:table-cell table:formula="of:=MAX([.$C34];[.$E34])"/>
        </table:table-row>
        <table:table-row>
          <table:table-cell office:value-type="string">
            <text:p>./travelbike11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6.16" table:style-name="cellBest">
            <text:p>6.16</text:p>
          </table:table-cell>
          <table:table-cell office:value-type="float" office:value="0.0" table:style-name="cellBest">
            <text:p>0.0</text:p>
          </table:table-cell>
          <table:table-cell table:formula="of:=MIN([.$B35];[.$D35])"/>
          <table:table-cell table:formula="of:=MIN([.$C35];[.$E35])"/>
          <table:table-cell table:formula="of:=MEDIAN([.$B35];[.$D35])"/>
          <table:table-cell table:formula="of:=MEDIAN([.$C35];[.$E35])"/>
          <table:table-cell table:formula="of:=MAX([.$B35];[.$D35])"/>
          <table:table-cell table:formula="of:=MAX([.$C35];[.$E35])"/>
        </table:table-row>
        <table:table-row>
          <table:table-cell office:value-type="string">
            <text:p>./travelbike12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6.95" table:style-name="cellBest">
            <text:p>6.95</text:p>
          </table:table-cell>
          <table:table-cell office:value-type="float" office:value="0.0" table:style-name="cellBest">
            <text:p>0.0</text:p>
          </table:table-cell>
          <table:table-cell table:formula="of:=MIN([.$B36];[.$D36])"/>
          <table:table-cell table:formula="of:=MIN([.$C36];[.$E36])"/>
          <table:table-cell table:formula="of:=MEDIAN([.$B36];[.$D36])"/>
          <table:table-cell table:formula="of:=MEDIAN([.$C36];[.$E36])"/>
          <table:table-cell table:formula="of:=MAX([.$B36];[.$D36])"/>
          <table:table-cell table:formula="of:=MAX([.$C36];[.$E36])"/>
        </table:table-row>
        <table:table-row>
          <table:table-cell office:value-type="string">
            <text:p>./travelbike13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5.82" table:style-name="cellBest">
            <text:p>5.82</text:p>
          </table:table-cell>
          <table:table-cell office:value-type="float" office:value="0.0" table:style-name="cellBest">
            <text:p>0.0</text:p>
          </table:table-cell>
          <table:table-cell table:formula="of:=MIN([.$B37];[.$D37])"/>
          <table:table-cell table:formula="of:=MIN([.$C37];[.$E37])"/>
          <table:table-cell table:formula="of:=MEDIAN([.$B37];[.$D37])"/>
          <table:table-cell table:formula="of:=MEDIAN([.$C37];[.$E37])"/>
          <table:table-cell table:formula="of:=MAX([.$B37];[.$D37])"/>
          <table:table-cell table:formula="of:=MAX([.$C37];[.$E37])"/>
        </table:table-row>
        <table:table-row>
          <table:table-cell office:value-type="string">
            <text:p>./travelbike14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5.54" table:style-name="cellBest">
            <text:p>5.54</text:p>
          </table:table-cell>
          <table:table-cell office:value-type="float" office:value="0.0" table:style-name="cellBest">
            <text:p>0.0</text:p>
          </table:table-cell>
          <table:table-cell table:formula="of:=MIN([.$B38];[.$D38])"/>
          <table:table-cell table:formula="of:=MIN([.$C38];[.$E38])"/>
          <table:table-cell table:formula="of:=MEDIAN([.$B38];[.$D38])"/>
          <table:table-cell table:formula="of:=MEDIAN([.$C38];[.$E38])"/>
          <table:table-cell table:formula="of:=MAX([.$B38];[.$D38])"/>
          <table:table-cell table:formula="of:=MAX([.$C38];[.$E38])"/>
        </table:table-row>
        <table:table-row>
          <table:table-cell office:value-type="string">
            <text:p>./travelbike15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6.66" table:style-name="cellBest">
            <text:p>6.66</text:p>
          </table:table-cell>
          <table:table-cell office:value-type="float" office:value="0.0" table:style-name="cellBest">
            <text:p>0.0</text:p>
          </table:table-cell>
          <table:table-cell table:formula="of:=MIN([.$B39];[.$D39])"/>
          <table:table-cell table:formula="of:=MIN([.$C39];[.$E39])"/>
          <table:table-cell table:formula="of:=MEDIAN([.$B39];[.$D39])"/>
          <table:table-cell table:formula="of:=MEDIAN([.$C39];[.$E39])"/>
          <table:table-cell table:formula="of:=MAX([.$B39];[.$D39])"/>
          <table:table-cell table:formula="of:=MAX([.$C39];[.$E39])"/>
        </table:table-row>
        <table:table-row>
          <table:table-cell office:value-type="string">
            <text:p>./travelbike2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1.13" table:style-name="cellBest">
            <text:p>1.13</text:p>
          </table:table-cell>
          <table:table-cell office:value-type="float" office:value="0.0" table:style-name="cellBest">
            <text:p>0.0</text:p>
          </table:table-cell>
          <table:table-cell table:formula="of:=MIN([.$B40];[.$D40])"/>
          <table:table-cell table:formula="of:=MIN([.$C40];[.$E40])"/>
          <table:table-cell table:formula="of:=MEDIAN([.$B40];[.$D40])"/>
          <table:table-cell table:formula="of:=MEDIAN([.$C40];[.$E40])"/>
          <table:table-cell table:formula="of:=MAX([.$B40];[.$D40])"/>
          <table:table-cell table:formula="of:=MAX([.$C40];[.$E40])"/>
        </table:table-row>
        <table:table-row>
          <table:table-cell office:value-type="string">
            <text:p>./travelbike3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1.84" table:style-name="cellBest">
            <text:p>1.84</text:p>
          </table:table-cell>
          <table:table-cell office:value-type="float" office:value="0.0" table:style-name="cellBest">
            <text:p>0.0</text:p>
          </table:table-cell>
          <table:table-cell table:formula="of:=MIN([.$B41];[.$D41])"/>
          <table:table-cell table:formula="of:=MIN([.$C41];[.$E41])"/>
          <table:table-cell table:formula="of:=MEDIAN([.$B41];[.$D41])"/>
          <table:table-cell table:formula="of:=MEDIAN([.$C41];[.$E41])"/>
          <table:table-cell table:formula="of:=MAX([.$B41];[.$D41])"/>
          <table:table-cell table:formula="of:=MAX([.$C41];[.$E41])"/>
        </table:table-row>
        <table:table-row>
          <table:table-cell office:value-type="string">
            <text:p>./travelbike4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2.23" table:style-name="cellBest">
            <text:p>2.23</text:p>
          </table:table-cell>
          <table:table-cell office:value-type="float" office:value="0.0" table:style-name="cellBest">
            <text:p>0.0</text:p>
          </table:table-cell>
          <table:table-cell table:formula="of:=MIN([.$B42];[.$D42])"/>
          <table:table-cell table:formula="of:=MIN([.$C42];[.$E42])"/>
          <table:table-cell table:formula="of:=MEDIAN([.$B42];[.$D42])"/>
          <table:table-cell table:formula="of:=MEDIAN([.$C42];[.$E42])"/>
          <table:table-cell table:formula="of:=MAX([.$B42];[.$D42])"/>
          <table:table-cell table:formula="of:=MAX([.$C42];[.$E42])"/>
        </table:table-row>
        <table:table-row>
          <table:table-cell office:value-type="string">
            <text:p>./travelbike5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2.87" table:style-name="cellBest">
            <text:p>2.87</text:p>
          </table:table-cell>
          <table:table-cell office:value-type="float" office:value="0.0" table:style-name="cellBest">
            <text:p>0.0</text:p>
          </table:table-cell>
          <table:table-cell table:formula="of:=MIN([.$B43];[.$D43])"/>
          <table:table-cell table:formula="of:=MIN([.$C43];[.$E43])"/>
          <table:table-cell table:formula="of:=MEDIAN([.$B43];[.$D43])"/>
          <table:table-cell table:formula="of:=MEDIAN([.$C43];[.$E43])"/>
          <table:table-cell table:formula="of:=MAX([.$B43];[.$D43])"/>
          <table:table-cell table:formula="of:=MAX([.$C43];[.$E43])"/>
        </table:table-row>
        <table:table-row>
          <table:table-cell office:value-type="string">
            <text:p>./travelbike6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3.25" table:style-name="cellBest">
            <text:p>3.25</text:p>
          </table:table-cell>
          <table:table-cell office:value-type="float" office:value="0.0" table:style-name="cellBest">
            <text:p>0.0</text:p>
          </table:table-cell>
          <table:table-cell table:formula="of:=MIN([.$B44];[.$D44])"/>
          <table:table-cell table:formula="of:=MIN([.$C44];[.$E44])"/>
          <table:table-cell table:formula="of:=MEDIAN([.$B44];[.$D44])"/>
          <table:table-cell table:formula="of:=MEDIAN([.$C44];[.$E44])"/>
          <table:table-cell table:formula="of:=MAX([.$B44];[.$D44])"/>
          <table:table-cell table:formula="of:=MAX([.$C44];[.$E44])"/>
        </table:table-row>
        <table:table-row>
          <table:table-cell office:value-type="string">
            <text:p>./travelbike7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3.96" table:style-name="cellBest">
            <text:p>3.96</text:p>
          </table:table-cell>
          <table:table-cell office:value-type="float" office:value="0.0" table:style-name="cellBest">
            <text:p>0.0</text:p>
          </table:table-cell>
          <table:table-cell table:formula="of:=MIN([.$B45];[.$D45])"/>
          <table:table-cell table:formula="of:=MIN([.$C45];[.$E45])"/>
          <table:table-cell table:formula="of:=MEDIAN([.$B45];[.$D45])"/>
          <table:table-cell table:formula="of:=MEDIAN([.$C45];[.$E45])"/>
          <table:table-cell table:formula="of:=MAX([.$B45];[.$D45])"/>
          <table:table-cell table:formula="of:=MAX([.$C45];[.$E45])"/>
        </table:table-row>
        <table:table-row>
          <table:table-cell office:value-type="string">
            <text:p>./travelbike8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4.59" table:style-name="cellBest">
            <text:p>4.59</text:p>
          </table:table-cell>
          <table:table-cell office:value-type="float" office:value="0.0" table:style-name="cellBest">
            <text:p>0.0</text:p>
          </table:table-cell>
          <table:table-cell table:formula="of:=MIN([.$B46];[.$D46])"/>
          <table:table-cell table:formula="of:=MIN([.$C46];[.$E46])"/>
          <table:table-cell table:formula="of:=MEDIAN([.$B46];[.$D46])"/>
          <table:table-cell table:formula="of:=MEDIAN([.$C46];[.$E46])"/>
          <table:table-cell table:formula="of:=MAX([.$B46];[.$D46])"/>
          <table:table-cell table:formula="of:=MAX([.$C46];[.$E46])"/>
        </table:table-row>
        <table:table-row>
          <table:table-cell office:value-type="string">
            <text:p>./travelbike9</text:p>
          </table:table-cell>
          <table:table-cell office:value-type="float" office:value="60.0" table:style-name="cellWorst">
            <text:p>60.0</text:p>
          </table:table-cell>
          <table:table-cell office:value-type="float" office:value="1.0" table:style-name="cellWorst">
            <text:p>1.0</text:p>
          </table:table-cell>
          <table:table-cell office:value-type="float" office:value="4.23" table:style-name="cellBest">
            <text:p>4.23</text:p>
          </table:table-cell>
          <table:table-cell office:value-type="float" office:value="0.0" table:style-name="cellBest">
            <text:p>0.0</text:p>
          </table:table-cell>
          <table:table-cell table:formula="of:=MIN([.$B47];[.$D47])"/>
          <table:table-cell table:formula="of:=MIN([.$C47];[.$E47])"/>
          <table:table-cell table:formula="of:=MEDIAN([.$B47];[.$D47])"/>
          <table:table-cell table:formula="of:=MEDIAN([.$C47];[.$E47])"/>
          <table:table-cell table:formula="of:=MAX([.$B47];[.$D47])"/>
          <table:table-cell table:formula="of:=MAX([.$C47];[.$E47]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 table:formula="of:=SUM([.$B3:.$B47])" table:style-name="cellWorst"/>
          <table:table-cell table:formula="of:=SUM([.$C3:.$C47])" table:style-name="cellWorst"/>
          <table:table-cell table:formula="of:=SUM([.$D3:.$D47])" table:style-name="cellBest"/>
          <table:table-cell table:formula="of:=SUM([.$E3:.$E47])" table:style-name="cellBest"/>
          <table:table-cell table:formula="of:=SUM([.$F3:.$F47])"/>
          <table:table-cell table:formula="of:=SUM([.$G3:.$G47])"/>
          <table:table-cell table:formula="of:=SUM([.$H3:.$H47])"/>
          <table:table-cell table:formula="of:=SUM([.$I3:.$I47])"/>
          <table:table-cell table:formula="of:=SUM([.$J3:.$J47])"/>
          <table:table-cell table:formula="of:=SUM([.$K3:.$K47])"/>
        </table:table-row>
        <table:table-row>
          <table:table-cell office:value-type="string">
            <text:p>AVG</text:p>
          </table:table-cell>
          <table:table-cell table:formula="of:=AVERAGE([.$B3:.$B47])" table:style-name="cellWorst"/>
          <table:table-cell table:formula="of:=AVERAGE([.$C3:.$C47])" table:style-name="cellWorst"/>
          <table:table-cell table:formula="of:=AVERAGE([.$D3:.$D47])" table:style-name="cellBest"/>
          <table:table-cell table:formula="of:=AVERAGE([.$E3:.$E47])" table:style-name="cellBest"/>
          <table:table-cell table:formula="of:=AVERAGE([.$F3:.$F47])"/>
          <table:table-cell table:formula="of:=AVERAGE([.$G3:.$G47])"/>
          <table:table-cell table:formula="of:=AVERAGE([.$H3:.$H47])"/>
          <table:table-cell table:formula="of:=AVERAGE([.$I3:.$I47])"/>
          <table:table-cell table:formula="of:=AVERAGE([.$J3:.$J47])"/>
          <table:table-cell table:formula="of:=AVERAGE([.$K3:.$K47])"/>
        </table:table-row>
        <table:table-row>
          <table:table-cell office:value-type="string">
            <text:p>DEV</text:p>
          </table:table-cell>
          <table:table-cell table:formula="of:=STDEV([.$B3:.$B47])"/>
          <table:table-cell table:formula="of:=STDEV([.$C3:.$C47])" table:style-name="cellWorst"/>
          <table:table-cell table:formula="of:=STDEV([.$D3:.$D47])"/>
          <table:table-cell table:formula="of:=STDEV([.$E3:.$E47])" table:style-name="cellBest"/>
          <table:table-cell table:formula="of:=STDEV([.$F3:.$F47])"/>
          <table:table-cell table:formula="of:=STDEV([.$G3:.$G47])"/>
          <table:table-cell table:formula="of:=STDEV([.$H3:.$H47])"/>
          <table:table-cell table:formula="of:=STDEV([.$I3:.$I47])"/>
          <table:table-cell table:formula="of:=STDEV([.$J3:.$J47])"/>
          <table:table-cell table:formula="of:=STDEV([.$K3:.$K47])"/>
        </table:table-row>
        <table:table-row>
          <table:table-cell office:value-type="string">
            <text:p>DST</text:p>
          </table:table-cell>
          <table:table-cell table:formula="of:=SUMPRODUCT(--([.$B3:.$B47]-[.$F3:.$F47])^2)^0.5" table:style-name="cellWorst"/>
          <table:table-cell table:formula="of:=SUMPRODUCT(--([.$C3:.$C47]-[.$G3:.$G47])^2)^0.5" table:style-name="cellWorst"/>
          <table:table-cell table:formula="of:=SUMPRODUCT(--([.$D3:.$D47]-[.$F3:.$F47])^2)^0.5" table:style-name="cellBest"/>
          <table:table-cell table:formula="of:=SUMPRODUCT(--([.$E3:.$E47]-[.$G3:.$G47])^2)^0.5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 table:formula="of:=SUMPRODUCT(--([.$B3:.$B47]=[.$F3:.$F47]))" table:style-name="cellBest"/>
          <table:table-cell table:formula="of:=SUMPRODUCT(--([.$C3:.$C47]=[.$G3:.$G47]))" table:style-name="cellWorst"/>
          <table:table-cell table:formula="of:=SUMPRODUCT(--([.$D3:.$D47]=[.$F3:.$F47]))"/>
          <table:table-cell table:formula="of:=SUMPRODUCT(--([.$E3:.$E47]=[.$G3:.$G47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 table:formula="of:=SUMPRODUCT(--([.$B3:.$B47]&lt;[.$H3:.$H47]))" table:style-name="cellBest"/>
          <table:table-cell table:formula="of:=SUMPRODUCT(--([.$C3:.$C47]&lt;[.$I3:.$I47]))" table:style-name="cellWorst"/>
          <table:table-cell table:formula="of:=SUMPRODUCT(--([.$D3:.$D47]&lt;[.$H3:.$H47]))"/>
          <table:table-cell table:formula="of:=SUMPRODUCT(--([.$E3:.$E47]&lt;[.$I3:.$I47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 table:formula="of:=SUMPRODUCT(--([.$B3:.$B47]&gt;[.$H3:.$H47]))" table:style-name="cellBest"/>
          <table:table-cell table:formula="of:=SUMPRODUCT(--([.$C3:.$C47]&gt;[.$I3:.$I47]))" table:style-name="cellWorst"/>
          <table:table-cell table:formula="of:=SUMPRODUCT(--([.$D3:.$D47]&gt;[.$H3:.$H47]))"/>
          <table:table-cell table:formula="of:=SUMPRODUCT(--([.$E3:.$E47]&gt;[.$I3:.$I47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 table:formula="of:=SUMPRODUCT(--([.$B3:.$B47]=[.$J3:.$J47]))" table:style-name="cellBest"/>
          <table:table-cell table:formula="of:=SUMPRODUCT(--([.$C3:.$C47]=[.$K3:.$K47]))" table:style-name="cellWorst"/>
          <table:table-cell table:formula="of:=SUMPRODUCT(--([.$D3:.$D47]=[.$J3:.$J47]))"/>
          <table:table-cell table:formula="of:=SUMPRODUCT(--([.$E3:.$E47]=[.$K3:.$K47]))" table:style-name="cellBest"/>
          <table:table-cell/>
          <table:table-cell/>
          <table:table-cell/>
          <table:table-cell/>
          <table:table-cell/>
          <table:table-cell/>
        </table:table-row>
      </table:table>
      <table:table table:name="Classes" table:style-name="ta1">
        <table:table-row>
          <table:table-cell/>
          <table:table-cell office:value-type="string">
            <text:p>coomsuite-0.1/clingo</text:p>
          </table:table-cell>
          <table:table-cell/>
          <table:table-cell office:value-type="string">
            <text:p>coomsuite-0.1/flingo</text:p>
          </table:table-cell>
          <table:table-cell/>
          <table:table-cell office:value-type="string">
            <text:p>max</text:p>
          </table:table-cell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/>
        </table:table-row>
        <table:table-row>
          <table:table-cell office:value-type="string">
            <text:p>.</text:p>
          </table:table-cell>
          <table:table-cell office:value-type="string">
            <text:p>{'inst_start': 0, 'inst_end': 44, 'value': 37.589555555555556}</text:p>
          </table:table-cell>
          <table:table-cell office:value-type="string">
            <text:p>{'inst_start': 0, 'inst_end': 44, 'value': 24.0}</text:p>
          </table:table-cell>
          <table:table-cell office:value-type="string">
            <text:p>{'inst_start': 0, 'inst_end': 44, 'value': 25.76266666666666}</text:p>
          </table:table-cell>
          <table:table-cell office:value-type="string">
            <text:p>{'inst_start': 0, 'inst_end': 44, 'value': 12.0}</text:p>
          </table:table-cell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VG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EV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ST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